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561.94pt"/>
    </style:style>
    <style:style style:name="co4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estions</text:p>
          </table:table-cell>
          <table:table-cell office:value-type="string" calcext:value-type="string">
            <text:p>Vector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mapping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[118 <text:s/>97 126]</text:p>
          </table:table-cell>
          <table:table-cell office:value-type="string" calcext:value-type="string">
            <text:p>{'1': 0.0, '0': 1.0, '3': 0.0, '2': 0.0, '5': 1.0, '4': 1.0, '7': 1.0, '6': 1.0, '9': 1.0, '8': 1.0, 'a': 1.0, 'c': 1.0, 'b': 1.0, 'e': 1.0, 'd': 1.0, 'g': 1.0, 'f': 0.0, 'i': 1.0, 'h': 1.0, 'k': 1.0, 'j': 1.0, 'm': 1.0, 'l': 0.0, 'o': 1.0, 'n': 0.0, 'q': 1.0, 'p': 0.0, 's': 0.0, 'r': 1.0, 'u': 1.0, 't': 1.0, 'w': 1.0, 'v': 0.0, 'y': 1.0, 'x': 1.0, 'z': 0.0}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[ 99 100 194 <text:s/>53]</text:p>
          </table:table-cell>
          <table:table-cell office:value-type="string" calcext:value-type="string">
            <text:p>{'1': 0.0, '0': 0.0, '3': 0.0, '2': 1.0, '5': 0.0, '4': 1.0, '7': 0.0, '6': 0.0, '9': 0.0, '8': 1.0, 'a': 0.0, 'c': 1.0, 'b': 0.0, 'e': 1.0, 'd': 1.0, 'g': 0.0, 'f': 0.0, 'i': 1.0, 'h': 1.0, 'k': 1.0, 'j': 1.0, 'm': 0.0, 'l': 0.0, 'o': 0.0, 'n': 1.0, 'q': 1.0, 'p': 0.0, 's': 0.0, 'r': 0.0, 'u': 1.0, 't': 1.0, 'w': 1.0, 'v': 1.0, 'y': 1.0, 'x': 1.0, 'z': 0.0}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.626666666667" calcext:value-type="float">
            <text:p>0.6266666667</text:p>
          </table:table-cell>
          <table:table-cell office:value-type="string" calcext:value-type="string">
            <text:p>[150 118 136 <text:s/>97]</text:p>
          </table:table-cell>
          <table:table-cell office:value-type="string" calcext:value-type="string">
            <text:p>{'1': 1.0, '0': 1.0, '3': 1.0, '2': 0.0, '5': 0.0, '4': 1.0, '7': 1.0, '6': 0.0, '9': 1.0, '8': 0.0, 'a': 0.0, 'c': 0.0, 'b': 0.0, 'e': 1.0, 'd': 1.0, 'g': 0.0, 'f': 1.0, 'i': 0.0, 'h': 0.0, 'k': 0.0, 'j': 0.0, 'm': 1.0, 'l': 0.0, 'o': 0.0, 'n': 1.0, 'q': 1.0, 'p': 1.0, 's': 0.0, 'r': 1.0, 'u': 1.0, 't': 1.0, 'w': 0.0, 'v': 0.0, 'y': 0.0, 'x': 0.0, 'z': 1.0}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0.6025" calcext:value-type="float">
            <text:p>0.6025</text:p>
          </table:table-cell>
          <table:table-cell office:value-type="string" calcext:value-type="string">
            <text:p>[134 <text:s/>93 <text:s/>45 <text:s text:c="2"/>9 154 186]</text:p>
          </table:table-cell>
          <table:table-cell office:value-type="string" calcext:value-type="string">
            <text:p>{'1': 0.0, '0': 1.0, '3': 0.0, '2': 0.0, '5': 0.0, '4': 1.0, '7': 0.0, '6': 0.0, '9': 1.0, '8': 0.0, 'a': 1.0, 'c': 0.0, 'b': 1.0, 'e': 0.0, 'd': 0.0, 'g': 0.0, 'f': 1.0, 'i': 1.0, 'h': 1.0, 'k': 1.0, 'j': 1.0, 'm': 1.0, 'l': 1.0, 'o': 1.0, 'n': 1.0, 'q': 1.0, 'p': 0.0, 's': 0.0, 'r': 0.0, 'u': 0.0, 't': 0.0, 'w': 1.0, 'v': 1.0, 'y': 1.0, 'x': 1.0, 'z': 0.0}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[ 93 <text:s/>94 142 132 110 <text:s/>51 <text:s/>45 <text:s/>77 172 <text:s/>17 <text:s/>36 <text:s/>71]</text:p>
          </table:table-cell>
          <table:table-cell office:value-type="string" calcext:value-type="string">
            <text:p>{'1': 0.0, '0': 1.0, '3': 0.0, '2': 0.0, '5': 0.0, '4': 0.0, '7': 0.0, '6': 1.0, '9': 0.0, '8': 1.0, 'a': 1.0, 'c': 0.0, 'b': 1.0, 'e': 0.0, 'd': 0.0, 'g': 0.0, 'f': 1.0, 'i': 1.0, 'h': 1.0, 'k': 0.0, 'j': 0.0, 'm': 1.0, 'l': 0.0, 'o': 1.0, 'n': 0.0, 'q': 0.0, 'p': 1.0, 's': 0.0, 'r': 1.0, 'u': 1.0, 't': 0.0, 'w': 0.0, 'v': 1.0, 'y': 0.0, 'x': 0.0, 'z': 0.0}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[128 <text:s/>52 138 114 206 162 105 <text:s/>60 159 <text:s/>44 203 208 116 112 195 178 164 <text:s text:c="2"/>4 70 191]</text:p>
          </table:table-cell>
          <table:table-cell office:value-type="string" calcext:value-type="string">
            <text:p>{'1': 1.0, '0': 0.0, '3': 0.0, '2': 1.0, '5': 1.0, '4': 0.0, '7': 0.0, '6': 0.0, '9': 0.0, '8': 1.0, 'a': 0.0, 'c': 1.0, 'b': 1.0, 'e': 1.0, 'd': 0.0, 'g': 1.0, 'f': 1.0, 'i': 0.0, 'h': 0.0, 'k': 0.0, 'j': 1.0, 'm': 1.0, 'l': 1.0, 'o': 1.0, 'n': 1.0, 'q': 1.0, 'p': 0.0, 's': 0.0, 'r': 1.0, 'u': 1.0, 't': 0.0, 'w': 1.0, 'v': 1.0, 'y': 1.0, 'x': 1.0, 'z': 1.0}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office:value-type="float" office:value="0.565454545455" calcext:value-type="float">
            <text:p>0.5654545455</text:p>
          </table:table-cell>
          <table:table-cell office:value-type="string" calcext:value-type="string">
            <text:p>[111 145 <text:s/>72 184 <text:s/>11 <text:s/>58 144 <text:s/>33 190 <text:s text:c="2"/>9 <text:s/>38 156 <text:s/>39 <text:s/>36 142 <text:s/>71 <text:s/>17 132 15 109 <text:s/>32 <text:s text:c="2"/>7 102 180 154 <text:s/>20 <text:s/>19 <text:s/>21 <text:s/>24 <text:s/>28 <text:s text:c="2"/>5]</text:p>
          </table:table-cell>
          <table:table-cell office:value-type="string" calcext:value-type="string">
            <text:p>{'1': 0.0, '0': 1.0, '3': 0.0, '2': 0.0, '5': 0.0, '4': 1.0, '7': 0.0, '6': 0.0, '9': 1.0, '8': 0.0, 'a': 1.0, 'c': 0.0, 'b': 1.0, 'e': 0.0, 'd': 0.0, 'g': 0.0, 'f': 1.0, 'i': 1.0, 'h': 1.0, 'k': 1.0, 'j': 1.0, 'm': 1.0, 'l': 1.0, 'o': 1.0, 'n': 1.0, 'q': 1.0, 'p': 0.0, 's': 0.0, 'r': 0.0, 'u': 0.0, 't': 0.0, 'w': 1.0, 'v': 1.0, 'y': 1.0, 'x': 1.0, 'z': 0.0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6:21:28.399274238</meta:creation-date>
    <dc:date>2017-11-20T17:39:38.903924274</dc:date>
    <meta:editing-duration>PT26M27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